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draw:marker-start-width="0.438cm" draw:marker-end-width="0.438cm" svg:stroke-opacity="100%" draw:opacity="0%" draw:textarea-horizontal-align="justify" draw:textarea-vertical-align="middle" draw:auto-grow-height="false" fo:min-height="17.499cm" fo:min-width="17.122cm" fo:padding-top="0.204cm" fo:padding-bottom="0.204cm" fo:padding-left="0.329cm" fo:padding-right="0.329cm"/>
    </style:style>
    <style:style style:name="gr2" style:family="graphic" style:parent-style-name="standard">
      <style:graphic-properties draw:textarea-horizontal-align="justify" draw:textarea-vertical-align="middle" draw:auto-grow-height="false" fo:min-height="3.889cm" fo:min-width="0.643cm"/>
    </style:style>
    <style:style style:name="gr3" style:family="graphic" style:parent-style-name="standard">
      <style:graphic-properties draw:textarea-horizontal-align="justify" draw:textarea-vertical-align="middle" draw:auto-grow-height="false" fo:min-height="3.914cm" fo:min-width="0.643cm"/>
    </style:style>
    <style:style style:name="gr4" style:family="graphic" style:parent-style-name="standard">
      <style:graphic-properties svg:stroke-opacity="90%" draw:textarea-horizontal-align="justify" draw:textarea-vertical-align="middle" draw:auto-grow-height="false" fo:min-height="1.02cm" fo:min-width="10.168cm"/>
    </style:style>
    <style:style style:name="gr5" style:family="graphic" style:parent-style-name="standard">
      <style:graphic-properties draw:textarea-horizontal-align="justify" draw:textarea-vertical-align="middle" draw:auto-grow-height="false" fo:min-height="9.121cm" fo:min-width="0.643cm"/>
    </style:style>
    <style:style style:name="gr6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textarea-horizontal-align="justify" draw:textarea-vertical-align="middle" draw:auto-grow-height="false" fo:min-height="0.559cm" fo:min-width="0.309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textarea-horizontal-align="justify" draw:textarea-vertical-align="middle" draw:auto-grow-height="false" fo:min-height="3.889cm" fo:min-width="8.39cm"/>
    </style:style>
    <style:style style:name="gr12" style:family="graphic" style:parent-style-name="standard">
      <style:graphic-properties draw:textarea-horizontal-align="justify" draw:textarea-vertical-align="middle" draw:auto-grow-height="false" fo:min-height="8.005cm" fo:min-width="7.755cm"/>
    </style:style>
    <style:style style:name="gr13" style:family="graphic" style:parent-style-name="standard">
      <style:graphic-properties draw:textarea-horizontal-align="justify" draw:textarea-vertical-align="middle" draw:auto-grow-height="false" fo:min-height="6.582cm" fo:min-width="0.643cm"/>
    </style:style>
    <style:style style:name="gr14" style:family="graphic" style:parent-style-name="standard">
      <style:graphic-properties svg:stroke-opacity="90%" draw:textarea-horizontal-align="justify" draw:textarea-vertical-align="middle" draw:auto-grow-height="false" fo:min-height="1.02cm" fo:min-width="5.827cm"/>
    </style:style>
    <style:style style:name="gr15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gr16" style:family="graphic" style:parent-style-name="standard">
      <style:graphic-properties svg:stroke-opacity="90%" draw:textarea-horizontal-align="justify" draw:textarea-vertical-align="middle" draw:auto-grow-height="false" fo:min-height="1.02cm" fo:min-width="10.145cm"/>
    </style:style>
    <style:style style:name="gr17" style:family="graphic" style:parent-style-name="standard">
      <style:graphic-properties svg:stroke-opacity="90%" draw:textarea-horizontal-align="justify" draw:textarea-vertical-align="middle" draw:auto-grow-height="false" fo:min-height="1.02cm" fo:min-width="11.034cm"/>
    </style:style>
    <style:style style:name="gr18" style:family="graphic" style:parent-style-name="standard">
      <style:graphic-properties draw:textarea-horizontal-align="justify" draw:textarea-vertical-align="middle" draw:auto-grow-height="false" fo:min-height="7.878cm" fo:min-width="0.643cm"/>
    </style:style>
    <style:style style:name="gr19" style:family="graphic" style:parent-style-name="standard">
      <style:graphic-properties svg:stroke-opacity="90%" draw:textarea-horizontal-align="justify" draw:textarea-vertical-align="middle" draw:auto-grow-height="false" fo:min-height="1.02cm" fo:min-width="3.183cm"/>
    </style:style>
    <style:style style:name="gr20" style:family="graphic" style:parent-style-name="standard">
      <style:graphic-properties svg:stroke-opacity="90%" draw:textarea-horizontal-align="justify" draw:textarea-vertical-align="middle" draw:auto-grow-height="false" fo:min-height="1.02cm" fo:min-width="11.311cm"/>
    </style:style>
    <style:style style:name="gr21" style:family="graphic" style:parent-style-name="standard">
      <style:graphic-properties svg:stroke-opacity="90%" draw:textarea-horizontal-align="justify" draw:textarea-vertical-align="middle" draw:auto-grow-height="false" fo:min-height="1.02cm" fo:min-width="3.945cm"/>
    </style:style>
    <style:style style:name="gr22" style:family="graphic" style:parent-style-name="standard">
      <style:graphic-properties svg:stroke-opacity="90%" draw:textarea-horizontal-align="justify" draw:textarea-vertical-align="middle" draw:auto-grow-height="false" fo:min-height="1.02cm" fo:min-width="13.922cm"/>
    </style:style>
    <style:style style:name="gr23" style:family="graphic" style:parent-style-name="standard">
      <style:graphic-properties svg:stroke-opacity="90%" draw:textarea-horizontal-align="justify" draw:textarea-vertical-align="middle" draw:auto-grow-height="false" fo:min-height="1.02cm" fo:min-width="11.476cm"/>
    </style:style>
    <style:style style:name="gr24" style:family="graphic" style:parent-style-name="standard">
      <style:graphic-properties svg:stroke-opacity="90%" draw:textarea-horizontal-align="justify" draw:textarea-vertical-align="middle" draw:auto-grow-height="false" fo:min-height="1.02cm" fo:min-width="3.683cm"/>
    </style:style>
    <style:style style:name="gr25" style:family="graphic" style:parent-style-name="standard">
      <style:graphic-properties draw:textarea-horizontal-align="justify" draw:textarea-vertical-align="middle" draw:auto-grow-height="false" fo:min-height="0.919cm" fo:min-width="0.669cm"/>
    </style:style>
    <style:style style:name="gr26" style:family="graphic" style:parent-style-name="standard">
      <style:graphic-properties draw:textarea-horizontal-align="justify" draw:textarea-vertical-align="middle" draw:auto-grow-height="false" fo:min-height="1.097cm" fo:min-width="0.847cm"/>
    </style:style>
    <style:style style:name="gr27" style:family="graphic" style:parent-style-name="standard">
      <style:graphic-properties svg:stroke-opacity="90%" draw:textarea-horizontal-align="justify" draw:textarea-vertical-align="middle" draw:auto-grow-height="false" fo:min-height="1.02cm" fo:min-width="11.001cm"/>
    </style:style>
    <style:style style:name="gr28" style:family="graphic" style:parent-style-name="standard">
      <style:graphic-properties svg:stroke-opacity="90%" draw:textarea-horizontal-align="justify" draw:textarea-vertical-align="middle" draw:auto-grow-height="false" fo:min-height="4.195cm" fo:min-width="8.517cm"/>
    </style:style>
    <style:style style:name="gr29" style:family="graphic" style:parent-style-name="standard">
      <style:graphic-properties svg:stroke-opacity="90%" draw:textarea-horizontal-align="justify" draw:textarea-vertical-align="middle" draw:auto-grow-height="false" fo:min-height="5.692cm" fo:min-width="10.74cm"/>
    </style:style>
    <style:style style:name="gr30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31" style:family="graphic" style:parent-style-name="standard">
      <style:graphic-properties svg:stroke-opacity="90%" draw:textarea-horizontal-align="justify" draw:textarea-vertical-align="middle" draw:auto-grow-height="false" fo:min-height="4.703cm" fo:min-width="2.04cm"/>
    </style:style>
    <style:style style:name="gr32" style:family="graphic" style:parent-style-name="standard">
      <style:graphic-properties svg:stroke-opacity="90%" draw:textarea-horizontal-align="justify" draw:textarea-vertical-align="middle" draw:auto-grow-height="false" fo:min-height="1.185cm" fo:min-width="13.216cm"/>
    </style:style>
    <style:style style:name="gr33" style:family="graphic" style:parent-style-name="standard">
      <style:graphic-properties svg:stroke-opacity="90%" draw:textarea-horizontal-align="justify" draw:textarea-vertical-align="middle" draw:auto-grow-height="false" fo:min-height="3.433cm" fo:min-width="8.898cm"/>
    </style:style>
    <style:style style:name="gr34" style:family="graphic" style:parent-style-name="standard">
      <style:graphic-properties draw:textarea-horizontal-align="justify" draw:textarea-vertical-align="middle" draw:auto-grow-height="false" fo:min-height="0.379cm" fo:min-width="0.129cm"/>
    </style:style>
    <style:style style:name="gr35" style:family="graphic" style:parent-style-name="standard">
      <style:graphic-properties draw:textarea-horizontal-align="justify" draw:textarea-vertical-align="middle" draw:auto-grow-height="false" fo:min-height="0.739cm" fo:min-width="0.398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78cm" svg:height="17.907cm" svg:x="2.27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43cm" svg:height="4.139cm" svg:x="4.937cm" svg:y="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43cm" svg:height="4.139cm" svg:x="10.437cm" svg:y="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43cm" svg:height="4.139cm" svg:x="15.637cm" svg:y="2.2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143cm" svg:height="4.164cm" svg:x="4.937cm" svg:y="12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0.668cm" svg:height="1.27cm" svg:x="4.937cm" svg:y="15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143cm" svg:height="9.371cm" svg:x="15.605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508cm" svg:height="0.508cm" svg:x="18.145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62cm" svg:height="0.762cm" svg:x="14.589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62cm" svg:height="0.762cm" svg:x="14.59cm" svg:y="2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6.588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3.667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143cm" svg:height="1.143cm" svg:x="13.192cm" svg:y="1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17.78cm" svg:height="17.907cm" svg:x="2.27cm" svg:y="2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89cm" svg:height="4.139cm" svg:x="4.937cm" svg:y="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43cm" svg:height="4.139cm" svg:x="15.637cm" svg:y="2.2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8.255cm" svg:height="8.255cm" svg:x="4.937cm" svg:y="8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0.668cm" svg:height="1.27cm" svg:x="4.937cm" svg:y="15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143cm" svg:height="9.371cm" svg:x="15.605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508cm" svg:height="0.508cm" svg:x="18.145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62cm" svg:height="0.762cm" svg:x="14.589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62cm" svg:height="0.762cm" svg:x="14.59cm" svg:y="2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3.72cm" svg:y="13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3.667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143cm" svg:height="1.143cm" svg:x="13.192cm" svg:y="1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" draw:text-style-name="P1" draw:layer="layout" svg:width="17.78cm" svg:height="17.907cm" svg:x="2.27cm" svg:y="2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143cm" svg:height="6.832cm" svg:x="15.637cm" svg:y="2.2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6.327cm" svg:height="1.27cm" svg:x="2.293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143cm" svg:height="9.371cm" svg:x="15.732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508cm" svg:height="0.508cm" svg:x="18.145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62cm" svg:height="0.762cm" svg:x="14.462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9.128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397cm" svg:height="1.397cm" svg:x="2.524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6.327cm" svg:height="1.27cm" svg:x="10.293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10.645cm" svg:height="1.27cm" draw:transform="rotate (1.5707963267949) translate (10.271cm 15.7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6.327cm" svg:height="1.27cm" svg:x="5.064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143cm" svg:height="1.143cm" svg:x="2.651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1" draw:layer="layout" svg:width="17.78cm" svg:height="17.907cm" svg:x="2.27cm" svg:y="2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143cm" svg:height="6.832cm" svg:x="15.605cm" svg:y="6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11.534cm" svg:height="1.27cm" svg:x="2.293cm" svg:y="16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.143cm" svg:height="8.128cm" svg:x="12.938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508cm" svg:height="0.508cm" svg:x="11.922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62cm" svg:height="0.762cm" svg:x="18.907cm" svg:y="14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7.002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397cm" svg:height="1.397cm" svg:x="7.35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3.683cm" svg:height="1.27cm" svg:x="9.763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1.811cm" svg:height="1.27cm" draw:transform="rotate (1.5707963267949) translate (9.128cm 14.0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4.445cm" svg:height="1.27cm" svg:x="15.605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143cm" svg:height="1.143cm" svg:x="10.652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1" draw:text-style-name="P1" draw:layer="layout" svg:width="17.78cm" svg:height="17.907cm" svg:x="2.27cm" svg:y="2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143cm" svg:height="6.832cm" svg:x="15.605cm" svg:y="6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14.422cm" svg:height="1.27cm" svg:x="2.905cm" svg:y="16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.143cm" svg:height="8.128cm" svg:x="12.938cm" svg:y="11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508cm" svg:height="0.508cm" svg:x="11.922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62cm" svg:height="0.762cm" svg:x="18.907cm" svg:y="14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7.002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397cm" svg:height="1.397cm" svg:x="7.35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3.683cm" svg:height="1.27cm" svg:x="9.763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11.976cm" svg:height="1.27cm" draw:transform="rotate (1.5707963267949) translate (9.228cm 14.8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4.183cm" svg:height="1.27cm" svg:x="15.105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143cm" svg:height="1.143cm" svg:x="10.652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397cm" svg:height="1.397cm" svg:x="7.35cm" svg:y="2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1" draw:text-style-name="P1" draw:layer="layout" svg:width="17.78cm" svg:height="17.907cm" svg:x="2.27cm" svg:y="2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143cm" svg:height="6.832cm" svg:x="15.605cm" svg:y="6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14.422cm" svg:height="1.27cm" svg:x="2.905cm" svg:y="16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.143cm" svg:height="8.128cm" svg:x="12.938cm" svg:y="11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508cm" svg:height="0.508cm" svg:x="11.922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62cm" svg:height="0.762cm" svg:x="10.652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1.668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397cm" svg:height="1.397cm" svg:x="16.875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3.683cm" svg:height="1.27cm" svg:x="9.763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11.976cm" svg:height="1.27cm" draw:transform="rotate (1.5707963267949) translate (9.228cm 14.8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4.183cm" svg:height="1.27cm" svg:x="15.105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143cm" svg:height="1.143cm" svg:x="14.335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1.651cm" svg:height="1.651cm" svg:x="10.652cm" svg:y="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1.905cm" svg:height="1.905cm" svg:x="7.096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1.651cm" svg:height="1.651cm" svg:x="10.652cm" svg:y="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1" draw:text-style-name="P1" draw:layer="layout" svg:width="17.78cm" svg:height="17.907cm" svg:x="2.27cm" svg:y="2.2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1.501cm" svg:height="1.27cm" svg:x="3.032cm" svg:y="18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11.976cm" svg:height="1.27cm" draw:transform="rotate (1.5707963267949) translate (18.018cm 14.8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1.651cm" svg:height="1.651cm" svg:x="9.763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1" draw:text-style-name="P1" draw:layer="layout" svg:width="17.78cm" svg:height="17.907cm" svg:x="2.27cm" svg:y="2.2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9.017cm" svg:height="4.445cm" svg:x="2.27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1.24cm" svg:height="5.942cm" draw:transform="rotate (1.5707963267949) translate (12.711cm 13.5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0.381cm" svg:height="0.381cm" svg:x="2.524cm" svg:y="2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2.54cm" svg:height="4.953cm" svg:x="17.51cm" svg:y="15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13.716cm" svg:height="1.435cm" svg:x="2.27cm" svg:y="15.0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9.398cm" svg:height="3.683cm" svg:x="4.048cm" svg:y="15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762cm" svg:height="0.762cm" svg:x="2.524cm" svg:y="8.4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0.889cm" svg:height="0.889cm" svg:x="18.78cm" svg:y="2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143cm" svg:height="1.143cm" svg:x="13.573cm" svg:y="16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1.27cm" svg:height="1.397cm" svg:x="2.648cm" svg:y="16.7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1" draw:text-style-name="P1" draw:layer="layout" svg:width="17.78cm" svg:height="17.907cm" svg:x="2.27cm" svg:y="2.2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.651cm" svg:height="1.651cm" svg:x="9.763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9T14:35:09.588326792</meta:creation-date>
    <dc:date>2024-12-04T12:53:11.931306050</dc:date>
    <meta:editing-duration>P4DT19H12M5S</meta:editing-duration>
    <meta:editing-cycles>35</meta:editing-cycles>
    <meta:generator>LibreOffice/6.4.7.2$Linux_X86_64 LibreOffice_project/40$Build-2</meta:generator>
    <meta:document-statistic meta:object-count="130"/>
  </office:meta>
</office:document-meta>
</file>